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3102*"/>
    </style:style>
    <style:style style:name="Tableau1.B" style:family="table-column">
      <style:table-column-properties style:column-width="3.401cm" style:rel-column-width="13109*"/>
    </style:style>
    <style:style style:name="Tableau1.E" style:family="table-column">
      <style:table-column-properties style:column-width="3.401cm" style:rel-column-width="1311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5" style:family="table-row">
      <style:table-row-properties style:min-row-height="0.619cm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BOURSEMENT PAR ANNUITES CONSTANTES</text:p>
      <text:p text:style-name="Standard"/>
      <text:p text:style-name="Standard"/>
      <text:p text:style-name="Standard">Dans ce cas , c'est le montant payé chaque année (/12 si mois ) qui est identique . <text:line-break/>Pour calculer le montant de cette annuité il y a une formule : a = Vo i / 1-(1+i puissance moins n),</text:p>
      <text:p text:style-name="Standard"><text:s/>a = annuité, vo = montant emprunté, i = taux d'interêt , n= durée de l'emprunt</text:p>
      <text:p text:style-name="Standard"/>
      <text:p text:style-name="Standard">Ex : Un emprunt a été effectué pour 5 ans . Montant 300 000€ , taux 5%</text:p>
      <text:p text:style-name="Standard"/>
      <text:p text:style-name="P1">Tableau de remboursement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table:style-name="Tableau1.A1" office:value-type="string">
            <text:p text:style-name="P2">Année</text:p>
          </table:table-cell>
          <table:table-cell table:style-name="Tableau1.A1" office:value-type="string">
            <text:p text:style-name="P2">Montant restant dû en début d'année</text:p>
          </table:table-cell>
          <table:table-cell table:style-name="Tableau1.A1" office:value-type="string">
            <text:p text:style-name="P2">Intérêt</text:p>
          </table:table-cell>
          <table:table-cell table:style-name="Tableau1.A1" office:value-type="string">
            <text:p text:style-name="P2">annuité</text:p>
          </table:table-cell>
          <table:table-cell table:style-name="Tableau1.E1" office:value-type="string">
            <text:p text:style-name="P2">Montant restant dû en fin d'année </text:p>
          </table:table-cell>
        </table:table-row>
        <table:table-row>
          <table:table-cell table:style-name="Tableau1.A2" office:value-type="float" office:value="1">
            <text:p text:style-name="P2">1</text:p>
          </table:table-cell>
          <table:table-cell table:style-name="Tableau1.B2" office:value-type="string">
            <text:p text:style-name="P2">300 <text:s/>000</text:p>
          </table:table-cell>
          <table:table-cell table:style-name="Tableau1.A2" office:value-type="float" office:value="15000">
            <text:p text:style-name="P2">15000</text:p>
          </table:table-cell>
          <table:table-cell table:style-name="Tableau1.A2" office:value-type="float" office:value="66292.44">
            <text:p text:style-name="P2">66292,44</text:p>
          </table:table-cell>
          <table:table-cell table:style-name="Tableau1.E2" office:value-type="string">
            <text:p text:style-name="P2">248 707,56 <text:s text:c="2"/>(1)</text:p>
          </table:table-cell>
        </table:table-row>
        <table:table-row>
          <table:table-cell table:style-name="Tableau1.A2" office:value-type="float" office:value="2">
            <text:p text:style-name="P2">2</text:p>
          </table:table-cell>
          <table:table-cell table:style-name="Tableau1.A2" office:value-type="float" office:value="248707.56">
            <text:p text:style-name="P2">248707,56</text:p>
          </table:table-cell>
          <table:table-cell table:style-name="Tableau1.A2" office:value-type="float" office:value="12435.37">
            <text:p text:style-name="P2">12435,37</text:p>
          </table:table-cell>
          <table:table-cell table:style-name="Tableau1.A2" office:value-type="float" office:value="66292.44">
            <text:p text:style-name="P2">66292,44</text:p>
          </table:table-cell>
          <table:table-cell table:style-name="Tableau1.E3" office:value-type="float" office:value="194850.49">
            <text:p text:style-name="P2">194850,49</text:p>
          </table:table-cell>
        </table:table-row>
        <table:table-row>
          <table:table-cell table:style-name="Tableau1.A2" office:value-type="float" office:value="3">
            <text:p text:style-name="P2">3</text:p>
          </table:table-cell>
          <table:table-cell table:style-name="Tableau1.A2" office:value-type="float" office:value="194850.49">
            <text:p text:style-name="P2">194850,49</text:p>
          </table:table-cell>
          <table:table-cell table:style-name="Tableau1.A2" office:value-type="float" office:value="9742.52">
            <text:p text:style-name="P2">9742,52</text:p>
          </table:table-cell>
          <table:table-cell table:style-name="Tableau1.A2" office:value-type="float" office:value="66292.44">
            <text:p text:style-name="P2">66292,44</text:p>
          </table:table-cell>
          <table:table-cell table:style-name="Tableau1.E3">
            <text:p text:style-name="P2"/>
          </table:table-cell>
        </table:table-row>
        <table:table-row table:style-name="Tableau1.5">
          <table:table-cell table:style-name="Tableau1.A2" office:value-type="float" office:value="4">
            <text:p text:style-name="P2">4</text:p>
          </table:table-cell>
          <table:table-cell table:style-name="Tableau1.A2">
            <text:p text:style-name="P2"/>
          </table:table-cell>
          <table:table-cell table:style-name="Tableau1.A2" office:value-type="float" office:value="6915.01">
            <text:p text:style-name="P2">6915,01</text:p>
          </table:table-cell>
          <table:table-cell table:style-name="Tableau1.A2" office:value-type="float" office:value="66292.44">
            <text:p text:style-name="P2">66292,44</text:p>
          </table:table-cell>
          <table:table-cell table:style-name="Tableau1.E3">
            <text:p text:style-name="P2"/>
          </table:table-cell>
        </table:table-row>
        <table:table-row>
          <table:table-cell table:style-name="Tableau1.A2" office:value-type="float" office:value="5">
            <text:p text:style-name="P2">5</text:p>
          </table:table-cell>
          <table:table-cell table:style-name="Tableau1.A2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66292.44">
            <text:p text:style-name="P2">66292,44</text:p>
          </table:table-cell>
          <table:table-cell table:style-name="Tableau1.E3" office:value-type="float" office:value="0">
            <text:p text:style-name="P2">0</text:p>
          </table:table-cell>
        </table:table-row>
      </table:table>
      <text:p text:style-name="Standard"/>
      <text:p text:style-name="Standard"/>
      <text:p text:style-name="Standard"><text:s/><text:span text:style-name="T1">Remarques :</text:span> comme dans le cas précédent les intérêts se calculent sur le montant restant dû</text:p>
      <text:p text:style-name="Standard"><text:s/>Calcul de l'annuité : (300 000 x 0,05 )/ ( 1- 1,05 puissance moins 5 ) soit 66 292,44 €</text:p>
      <text:p text:style-name="Standard"/>
      <text:p text:style-name="Standard">(1) 300 000 - ( 66292,44-15000) = 300 000 – 51292,44 = 248 707 ,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4-27T10:25:59.17</meta:creation-date>
    <dc:date>2020-12-07T14:22:46.08</dc:date>
    <dc:creator>Martine  Descarpentries</dc:creator>
    <meta:editing-duration>PT39M17S</meta:editing-duration>
    <meta:editing-cycles>3</meta:editing-cycles>
    <meta:generator>OpenOffice/4.1.2$Win32 OpenOffice.org_project/412m3$Build-9782</meta:generator>
    <meta:document-statistic meta:table-count="1" meta:image-count="0" meta:object-count="0" meta:page-count="1" meta:paragraph-count="33" meta:word-count="169" meta:character-count="853"/>
  </office:meta>
</office:document-meta>
</file>